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4.428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4.68cm" fo:min-width="17.43cm" fo:padding-top="0.161cm" fo:padding-bottom="0.161cm" fo:padding-left="0.286cm" fo:padding-right="0.286cm" fo:wrap-option="wrap" draw:shadow="hidden" draw:shadow-offset-x="0.051cm" draw:shadow-offset-y="0.051cm" draw:shadow-color="#3465a4"/>
    </style:style>
    <style:style style:name="gr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18.43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4.428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4.68cm" fo:min-width="17.43cm" fo:padding-top="0.161cm" fo:padding-bottom="0.161cm" fo:padding-left="0.286cm" fo:padding-right="0.286cm" fo:wrap-option="wrap" draw:shadow="hidden" draw:shadow-offset-x="0.051cm" draw:shadow-offset-y="0.051cm" draw:shadow-color="#3465a4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wim-pool-horizontal-title 1">
          <draw:custom-shape draw:style-name="gr1" draw:text-style-name="P2" draw:layer="layout" svg:width="5cm" svg:height="1cm" draw:transform="rotate (1.5707963267949) translate (1.004cm 14.441cm)">
            <text:p text:style-name="P1"><text:span text:style-name="T1">Administrad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8.002cm" svg:height="5.002cm" svg:x="2.002cm" svg:y="9.4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19.002cm" svg:height="1cm" svg:x="1.004cm" svg:y="8.441cm">
            <text:p text:style-name="P4"><text:span text:style-name="T2">Duarcon</text:span></text:p>
            <draw:enhanced-geometry svg:viewBox="0 0 21600 21600" draw:type="rectangle" draw:enhanced-path="M 0 0 L 21600 0 21600 21600 0 21600 0 0 Z N"/>
          </draw:custom-shape>
        </draw:g>
        <draw:g draw:name="Swim-pool-horizontal-title 2">
          <draw:custom-shape draw:style-name="gr4" draw:text-style-name="P2" draw:layer="layout" svg:width="5cm" svg:height="1cm" draw:transform="rotate (1.5707963267949) translate (1cm 19.443cm)">
            <text:p text:style-name="P1"><text:span text:style-name="T1">Mecanic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8.002cm" svg:height="5.002cm" svg:x="1.998cm" svg:y="14.44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ns" style:family="graphic" style:parent-style-name="Text"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3:34:41.901277818</meta:creation-date>
    <dc:date>2022-11-13T14:15:23.926188312</dc:date>
    <meta:editing-duration>PT2H53M2S</meta:editing-duration>
    <meta:editing-cycles>4</meta:editing-cycles>
    <meta:generator>LibreOffice/7.4.2.3$Linux_X86_64 LibreOffice_project/382eef1f22670f7f4118c8c2dd222ec7ad009daf</meta:generator>
    <meta:document-statistic meta:object-count="7"/>
  </office:meta>
</office:document-meta>
</file>